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f84" officeooo:paragraph-rsid="00180f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3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aris</text:p>
      <text:p text:style-name="P1">Layout: Algo a 2 o 3 columnes eixira</text:p>
      <text:p text:style-name="P1">Fer práctiques de oliva o emular altres web com zalando.<text:line-break/><text:span text:style-name="T2">Multimedia<text:line-break/>Transicions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6:32:36.031919388</meta:creation-date>
    <dc:date>2025-01-17T16:35:37.160765881</dc:date>
    <meta:editing-duration>PT3M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21" meta:character-count="126" meta:non-whitespace-character-count="107"/>
  </office:meta>
</office:document-meta>
</file>